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7.707cm" fo:margin-left="0cm" table:align="left"/>
    </style:style>
    <style:style style:name="Tabella1.A" style:family="table-column">
      <style:table-column-properties style:column-width="4.773cm"/>
    </style:style>
    <style:style style:name="Tabella1.C" style:family="table-column">
      <style:table-column-properties style:column-width="1.76cm"/>
    </style:style>
    <style:style style:name="Tabella1.D" style:family="table-column">
      <style:table-column-properties style:column-width="3.013cm"/>
    </style:style>
    <style:style style:name="Tabella1.E" style:family="table-column">
      <style:table-column-properties style:column-width="4.777cm"/>
    </style:style>
    <style:style style:name="Tabella1.F" style:family="table-column">
      <style:table-column-properties style:column-width="8.611cm"/>
    </style:style>
    <style:style style:name="Tabel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0.554cm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F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68f3c9" officeooo:paragraph-rsid="0068f3c9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Courier 10 Pitch1" fo:font-size="8pt" fo:font-weight="normal" officeooo:rsid="001cf192" officeooo:paragraph-rsid="006a7780" style:font-size-asian="8pt" style:font-weight-asian="normal" style:font-size-complex="8pt" style:font-weight-complex="normal"/>
    </style:style>
    <style:style style:name="P5" style:family="paragraph" style:parent-style-name="Header">
      <style:text-properties style:font-name="Courier 10 Pitch1" fo:font-size="8pt" fo:font-weight="normal" officeooo:rsid="001cf192" officeooo:paragraph-rsid="0091cb59" style:font-size-asian="8pt" style:font-weight-asian="normal" style:font-size-complex="8pt" style:font-weight-complex="normal"/>
    </style:style>
    <style:style style:name="P6" style:family="paragraph" style:parent-style-name="Header">
      <style:text-properties style:font-name="Courier 10 Pitch1" fo:font-size="9pt" fo:font-weight="bold" officeooo:rsid="0076a1d7" officeooo:paragraph-rsid="0076a1d7" style:font-size-asian="9pt" style:font-weight-asian="bold" style:font-size-complex="9pt" style:font-weight-complex="bold"/>
    </style:style>
    <style:style style:name="P7" style:family="paragraph" style:parent-style-name="Header">
      <style:text-properties style:font-name="Courier 10 Pitch1" fo:font-size="9pt" fo:font-weight="bold" officeooo:rsid="0078d9b9" officeooo:paragraph-rsid="0078d9b9" style:font-size-asian="9pt" style:font-weight-asian="bold" style:font-size-complex="9pt" style:font-weight-complex="bold"/>
    </style:style>
    <style:style style:name="P8" style:family="paragraph" style:parent-style-name="Header">
      <style:text-properties style:font-name="Courier 10 Pitch1" fo:font-size="9pt" fo:font-weight="normal" officeooo:rsid="001cf192" officeooo:paragraph-rsid="00781ca5" style:font-size-asian="9pt" style:font-weight-asian="normal" style:font-size-complex="9pt" style:font-weight-complex="normal"/>
    </style:style>
    <style:style style:name="P9" style:family="paragraph" style:parent-style-name="Header">
      <style:text-properties style:font-name="Courier 10 Pitch1" fo:font-size="9pt" fo:font-weight="normal" officeooo:rsid="001cf192" officeooo:paragraph-rsid="007a5766" style:font-size-asian="9pt" style:font-weight-asian="normal" style:font-size-complex="9pt" style:font-weight-complex="normal"/>
    </style:style>
    <style:style style:name="P10" style:family="paragraph" style:parent-style-name="Header">
      <style:text-properties style:font-name="Courier 10 Pitch1" fo:font-size="9pt" fo:font-weight="normal" officeooo:rsid="001cf192" officeooo:paragraph-rsid="008e0380" style:font-size-asian="9pt" style:font-weight-asian="normal" style:font-size-complex="9pt" style:font-weight-complex="normal"/>
    </style:style>
    <style:style style:name="P11" style:family="paragraph" style:parent-style-name="Header">
      <style:text-properties style:font-name="Courier 10 Pitch1" fo:font-size="9pt" fo:font-weight="normal" officeooo:rsid="001cf192" officeooo:paragraph-rsid="00914278" style:font-size-asian="9pt" style:font-weight-asian="normal" style:font-size-complex="9pt" style:font-weight-complex="normal"/>
    </style:style>
    <style:style style:name="P12" style:family="paragraph" style:parent-style-name="Header">
      <style:text-properties style:font-name="Courier 10 Pitch1" fo:font-size="9pt" fo:font-weight="normal" officeooo:rsid="001cf192" officeooo:paragraph-rsid="0091cb59" style:font-size-asian="9pt" style:font-weight-asian="normal" style:font-size-complex="9pt" style:font-weight-complex="normal"/>
    </style:style>
    <style:style style:name="P13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14" style:family="paragraph" style:parent-style-name="Header">
      <style:text-properties style:font-name="Courier 10 Pitch1" fo:font-size="9pt" fo:font-weight="normal" officeooo:rsid="001cf192" officeooo:paragraph-rsid="00928d88" style:font-size-asian="9pt" style:font-weight-asian="normal" style:font-size-complex="9pt" style:font-weight-complex="normal"/>
    </style:style>
    <style:style style:name="P15" style:family="paragraph" style:parent-style-name="Header">
      <style:text-properties style:font-name="Courier 10 Pitch1" fo:font-size="9pt" fo:font-weight="normal" officeooo:rsid="001cf192" officeooo:paragraph-rsid="0092b544" style:font-size-asian="9pt" style:font-weight-asian="normal" style:font-size-complex="9pt" style:font-weight-complex="normal"/>
    </style:style>
    <style:style style:name="P16" style:family="paragraph" style:parent-style-name="Header">
      <style:text-properties style:font-name="Courier 10 Pitch1" fo:font-size="9pt" fo:font-weight="normal" officeooo:rsid="00928d88" officeooo:paragraph-rsid="00928d88" style:font-size-asian="9pt" style:font-weight-asian="normal" style:font-size-complex="9pt" style:font-weight-complex="normal"/>
    </style:style>
    <style:style style:name="P17" style:family="paragraph" style:parent-style-name="Header">
      <style:text-properties style:font-name="Courier 10 Pitch1" fo:font-size="9pt" fo:font-weight="normal" officeooo:rsid="0092b544" officeooo:paragraph-rsid="0092b544" style:font-size-asian="9pt" style:font-weight-asian="normal" style:font-size-complex="9pt" style:font-weight-complex="normal"/>
    </style:style>
    <style:style style:name="P18" style:family="paragraph" style:parent-style-name="Header">
      <style:text-properties style:font-name="Courier 10 Pitch1" fo:font-size="9pt" fo:font-weight="bold" officeooo:rsid="0078d9b9" officeooo:paragraph-rsid="0078d9b9" style:font-size-asian="9pt" style:font-weight-asian="bold" style:font-size-complex="9pt" style:font-weight-complex="bold"/>
    </style:style>
    <style:style style:name="P19" style:family="paragraph" style:parent-style-name="Header">
      <style:text-properties style:font-name="Courier 10 Pitch1" fo:font-size="9pt" fo:font-weight="bold" officeooo:rsid="001cf192" officeooo:paragraph-rsid="0091dc14" style:font-size-asian="9pt" style:font-weight-asian="bold" style:font-size-complex="9pt" style:font-weight-complex="bold"/>
    </style:style>
    <style:style style:name="P20" style:family="paragraph" style:parent-style-name="Header">
      <style:text-properties style:font-name="Courier 10 Pitch1" fo:font-size="9pt" fo:font-weight="bold" officeooo:rsid="001cf192" officeooo:paragraph-rsid="00928d88" style:font-size-asian="9pt" style:font-weight-asian="bold" style:font-size-complex="9pt" style:font-weight-complex="bold"/>
    </style:style>
    <style:style style:name="P21" style:family="paragraph" style:parent-style-name="Header">
      <style:text-properties style:font-name="Courier 10 Pitch1" fo:font-size="9pt" fo:font-weight="bold" officeooo:rsid="001cf192" officeooo:paragraph-rsid="00781ca5" style:font-size-asian="9pt" style:font-weight-asian="bold" style:font-size-complex="9pt" style:font-weight-complex="bold"/>
    </style:style>
    <style:style style:name="P22" style:family="paragraph" style:parent-style-name="Header">
      <style:text-properties style:font-name="Courier 10 Pitch1" fo:font-size="9pt" fo:font-weight="bold" officeooo:rsid="0076a1d7" officeooo:paragraph-rsid="00928d88" style:font-size-asian="9pt" style:font-weight-asian="bold" style:font-size-complex="9pt" style:font-weight-complex="bold"/>
    </style:style>
    <style:style style:name="P23" style:family="paragraph" style:parent-style-name="Header">
      <style:text-properties style:font-name="Courier 10 Pitch1" fo:font-size="7pt" fo:font-weight="normal" officeooo:rsid="001cf192" officeooo:paragraph-rsid="00928d88" style:font-size-asian="7pt" style:font-weight-asian="normal" style:font-size-complex="7pt" style:font-weight-complex="normal"/>
    </style:style>
    <style:style style:name="P24" style:family="paragraph" style:parent-style-name="Header">
      <style:text-properties style:font-name="Courier 10 Pitch1" fo:font-size="7pt" fo:font-weight="normal" officeooo:rsid="001cf192" officeooo:paragraph-rsid="0092b544" style:font-size-asian="7pt" style:font-weight-asian="normal" style:font-size-complex="7pt" style:font-weight-complex="normal"/>
    </style:style>
    <style:style style:name="T1" style:family="text">
      <style:text-properties officeooo:rsid="001cf19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10 Pitch1" fo:font-size="9pt" fo:font-weight="normal" officeooo:rsid="001cf192" style:font-size-asian="9pt" style:font-weight-asian="normal" style:font-size-complex="9pt" style:font-weight-complex="normal"/>
    </style:style>
    <style:style style:name="T4" style:family="text">
      <style:text-properties fo:font-weight="normal" officeooo:rsid="001cf192" style:font-weight-asian="normal" style:font-weight-complex="normal"/>
    </style:style>
    <style:style style:name="T5" style:family="text">
      <style:text-properties officeooo:rsid="00928d88"/>
    </style:style>
    <style:style style:name="T6" style:family="text">
      <style:text-properties officeooo:rsid="0092b54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typology, item in get_object(objects).iteritems()"&gt;</text:placeholder></text:p>
      <text:p text:style-name="P12"><text:placeholder text:placeholder-type="text">&lt;if test="item[0] or item[1]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table:number-columns-spanned="5" office:value-type="string">
            <text:p text:style-name="P19"><text:placeholder text:placeholder-type="text">&lt;typology.name or ''&gt;</text:placeholder> </text:p>
          </table:table-cell>
          <table:covered-table-cell/>
          <table:covered-table-cell/>
          <table:covered-table-cell/>
          <table:covered-table-cell/>
          <table:table-cell table:style-name="Tabella1.F1" office:value-type="string">
            <text:p text:style-name="P19"><text:span text:style-name="T2"><text:placeholder text:placeholder-type="text">&lt;typology.note or ''&gt;</text:placeholder></text:span></text:p>
          </table:table-cell>
        </table:table-row>
        <table:table-row>
          <table:table-cell table:style-name="Tabella1.A2" table:number-columns-spanned="5" office:value-type="string">
            <text:p text:style-name="P10"><text:placeholder text:placeholder-type="text">&lt;if test="item[0]"&gt;</text:placeholder></text:p>
          </table:table-cell>
          <table:covered-table-cell/>
          <table:covered-table-cell/>
          <table:covered-table-cell/>
          <table:covered-table-cell/>
          <table:table-cell table:style-name="Tabella1.F2" office:value-type="string">
            <text:p text:style-name="P7"/>
          </table:table-cell>
        </table:table-row>
        <table:table-row>
          <table:table-cell table:style-name="Tabella1.A3" table:number-columns-spanned="5" office:value-type="string">
            <text:p text:style-name="P6">Nota risultante:</text:p>
          </table:table-cell>
          <table:covered-table-cell/>
          <table:covered-table-cell/>
          <table:covered-table-cell/>
          <table:covered-table-cell/>
          <table:table-cell table:style-name="Tabella1.F3" table:number-rows-spanned="3" office:value-type="string">
            <text:p text:style-name="P7"><draw:frame draw:style-name="fr1" draw:name="image: asimage(item[0].image)" text:anchor-type="as-char" svg:width="2cm" draw:z-index="0"><draw:text-box fo:min-height="2cm"><text:p text:style-name="P7"/></draw:text-box></draw:frame></text:p>
          </table:table-cell>
        </table:table-row>
        <table:table-row>
          <table:table-cell table:style-name="Tabella1.A4" table:number-columns-spanned="3" office:value-type="string">
            <text:p text:style-name="P20"><text:placeholder text:placeholder-type="text">&lt;item[0].name &gt;</text:placeholder></text:p>
            <text:p text:style-name="P22"><text:span text:style-name="T4"><text:placeholder text:placeholder-type="text">&lt;item[0].description&gt;</text:placeholder></text:span></text:p>
          </table:table-cell>
          <table:covered-table-cell/>
          <table:covered-table-cell/>
          <table:table-cell table:style-name="Tabella1.D4" table:number-columns-spanned="2" office:value-type="string">
            <text:p text:style-name="P14"><text:span text:style-name="T5">Data:</text:span><text:placeholder text:placeholder-type="text">&lt;item[0].date&gt;</text:placeholder> <text:span text:style-name="T5">Scad.: </text:span><text:placeholder text:placeholder-type="text">&lt;item[0].deadline&gt;</text:placeholder></text:p>
            <text:p text:style-name="P16">Rif.: <text:span text:style-name="T1"><text:placeholder text:placeholder-type="text">&lt;item[0].create_uid.name if item[0].create_uid else ''&gt;</text:placeholder></text:span></text:p>
          </table:table-cell>
          <table:covered-table-cell/>
          <table:covered-table-cell/>
        </table:table-row>
        <table:table-row>
          <table:table-cell table:style-name="Tabella1.A5" office:value-type="string">
            <text:p text:style-name="P23"><text:span text:style-name="T4"><text:placeholder text:placeholder-type="text">&lt;item[0].product_id.default_code if item[0].product_id else ''&gt;</text:placeholder></text:span></text:p>
          </table:table-cell>
          <table:table-cell table:style-name="Tabella1.A5" table:number-columns-spanned="2" office:value-type="string">
            <text:p text:style-name="P23"><text:placeholder text:placeholder-type="text">&lt;item[0].partner_id.name if item[0].partner_id else ''&gt;</text:placeholder></text:p>
          </table:table-cell>
          <table:covered-table-cell/>
          <table:table-cell table:style-name="Tabella1.A5" office:value-type="string">
            <text:p text:style-name="P23"><text:placeholder text:placeholder-type="text">&lt;item[0].order_id.name if item[0].order_id else ''&gt;</text:placeholder></text:p>
          </table:table-cell>
          <table:table-cell table:style-name="Tabella1.A5" office:value-type="string">
            <text:p text:style-name="P23"><text:placeholder text:placeholder-type="text">&lt;item[0].line_id.name if item[0].line_id else ''&gt;</text:placeholder></text:p>
          </table:table-cell>
          <table:covered-table-cell/>
        </table:table-row>
        <table:table-row>
          <table:table-cell table:style-name="Tabella1.A12" table:number-columns-spanned="5" office:value-type="string">
            <text:p text:style-name="P1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table-cell table:style-name="Tabella1.F6" office:value-type="string">
            <text:p text:style-name="P7"/>
          </table:table-cell>
        </table:table-row>
        <table:table-row>
          <table:table-cell table:style-name="Tabella1.A12" table:number-columns-spanned="5" office:value-type="string">
            <text:p text:style-name="P11"><text:placeholder text:placeholder-type="text">&lt;if test="item[1]"&gt;</text:placeholder></text:p>
          </table:table-cell>
          <table:covered-table-cell/>
          <table:covered-table-cell/>
          <table:covered-table-cell/>
          <table:covered-table-cell/>
          <table:table-cell table:style-name="Tabella1.F7" office:value-type="string">
            <text:p text:style-name="P6"/>
          </table:table-cell>
        </table:table-row>
        <table:table-row>
          <table:table-cell table:style-name="Tabella1.A3" table:number-columns-spanned="5" office:value-type="string">
            <text:p text:style-name="P6">Note fisse:</text:p>
          </table:table-cell>
          <table:covered-table-cell/>
          <table:covered-table-cell/>
          <table:covered-table-cell/>
          <table:covered-table-cell/>
          <table:table-cell table:style-name="Tabella1.F8" office:value-type="string">
            <text:p text:style-name="P6"/>
          </table:table-cell>
        </table:table-row>
        <table:table-row>
          <table:table-cell table:style-name="Tabella1.A12" table:number-columns-spanned="5" office:value-type="string">
            <text:p text:style-name="P8"><text:placeholder text:placeholder-type="text">&lt;for each="note in item[1]"&gt;</text:placeholder></text:p>
          </table:table-cell>
          <table:covered-table-cell/>
          <table:covered-table-cell/>
          <table:covered-table-cell/>
          <table:covered-table-cell/>
          <table:table-cell table:style-name="Tabella1.F9" office:value-type="string">
            <text:p text:style-name="P6"/>
          </table:table-cell>
        </table:table-row>
        <table:table-row>
          <table:table-cell table:style-name="Tabella1.A10" table:number-columns-spanned="3" office:value-type="string">
            <text:p text:style-name="P21"><text:placeholder text:placeholder-type="text">&lt;note.name&gt;</text:placeholder></text:p>
            <text:p text:style-name="P15"><text:placeholder text:placeholder-type="text">&lt;note.description&gt;</text:placeholder></text:p>
          </table:table-cell>
          <table:covered-table-cell/>
          <table:covered-table-cell/>
          <table:table-cell table:style-name="Tabella1.D10" table:number-columns-spanned="2" office:value-type="string">
            <text:p text:style-name="P15"><text:span text:style-name="T6">Data: </text:span><text:placeholder text:placeholder-type="text">&lt;note.date&gt;</text:placeholder> <text:span text:style-name="T6">Scad.: </text:span><text:placeholder text:placeholder-type="text">&lt;note.deadline&gt;</text:placeholder></text:p>
            <text:p text:style-name="P17">Rif.: <text:span text:style-name="T1"><text:placeholder text:placeholder-type="text">&lt;note.create_uid.name if note.create_uid else ''&gt;</text:placeholder></text:span></text:p>
          </table:table-cell>
          <table:covered-table-cell/>
          <table:table-cell table:style-name="Tabella1.F11" table:number-rows-spanned="2" office:value-type="string">
            <text:p text:style-name="P7"><draw:frame draw:style-name="fr1" draw:name="image: asimage(note.image)" text:anchor-type="as-char" svg:width="2cm" draw:z-index="1"><draw:text-box fo:min-height="2cm"><text:p text:style-name="P7"/></draw:text-box></draw:frame></text:p>
          </table:table-cell>
        </table:table-row>
        <table:table-row>
          <table:table-cell table:style-name="Tabella1.A5" office:value-type="string">
            <text:p text:style-name="P24"><text:placeholder text:placeholder-type="text">&lt;note.product_id.default_code if note.product_id else ''&gt;</text:placeholder></text:p>
          </table:table-cell>
          <table:table-cell table:style-name="Tabella1.A5" office:value-type="string">
            <text:p text:style-name="P24"><text:placeholder text:placeholder-type="text">&lt;note.partner_id.name if note.partner_id else ''&gt;</text:placeholder></text:p>
          </table:table-cell>
          <table:table-cell table:style-name="Tabella1.A5" table:number-columns-spanned="2" office:value-type="string">
            <text:p text:style-name="P24"><text:placeholder text:placeholder-type="text">&lt;note.order_id.name if  note.order_id else ''&gt;</text:placeholder></text:p>
          </table:table-cell>
          <table:covered-table-cell/>
          <table:table-cell table:style-name="Tabella1.A5" office:value-type="string">
            <text:p text:style-name="P24"><text:placeholder text:placeholder-type="text">&lt;note.line_id.name if note.line_id else ''&gt;</text:placeholder></text:p>
          </table:table-cell>
          <table:covered-table-cell/>
        </table:table-row>
        <table:table-row table:style-name="Tabella1.12">
          <table:table-cell table:style-name="Tabella1.A12" table:number-columns-spanned="5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table-cell table:style-name="Tabella1.F12" office:value-type="string">
            <text:p text:style-name="P6"/>
          </table:table-cell>
        </table:table-row>
        <table:table-row table:style-name="Tabella1.12">
          <table:table-cell table:style-name="Tabella1.A13" table:number-columns-spanned="5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table-cell table:style-name="Tabella1.F13" office:value-type="string">
            <text:p text:style-name="P6"/>
          </table:table-cell>
        </table:table-row>
      </table:table>
      <text:p text:style-name="P5"><text:placeholder text:placeholder-type="text">&lt;/if&gt;</text:placeholder></text:p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27.7cm" table:align="margins"/>
    </style:style>
    <style:style style:name="Tabella2.A" style:family="table-column">
      <style:table-column-properties style:column-width="27.7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68f3c9" officeooo:paragraph-rsid="0068f3c9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REPORT ANNOTAZIONI PRODOTTO</text:p>
              <text:p text:style-name="MP2">Filtro: </text:p>
            </table:table-cell>
          </table:table-row>
        </table:table>
        <text:p text:style-name="MP3"/>
      </style:header>
      <style:footer>
        <text:p text:style-name="MP4">Stampato: <text:span text:style-name="MT1">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9-20T18:52:04.593692370</dc:date>
    <meta:editing-duration>PT4H11M8S</meta:editing-duration>
    <meta:editing-cycles>125</meta:editing-cycles>
    <dc:creator>thebrush </dc:creator>
    <meta:document-statistic meta:table-count="2" meta:image-count="0" meta:object-count="0" meta:page-count="1" meta:paragraph-count="35" meta:word-count="105" meta:character-count="975" meta:non-whitespace-character-count="899"/>
  </office:meta>
</office:document-meta>
</file>